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Iosevka Term Heavy" svg:font-family="'Iosevka Term Heavy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1cm" svg:stroke-color="#000000" draw:marker-start-width="0.22cm" draw:marker-end-width="0.22cm" draw:fill="none" draw:textarea-horizontal-align="justify" draw:textarea-vertical-align="middle" draw:auto-grow-height="false" fo:min-height="0cm" fo:min-width="0cm" fo:padding-top="0.13cm" fo:padding-bottom="0.13cm" fo:padding-left="0.255cm" fo:padding-right="0.255cm"/>
    </style:style>
    <style:style style:name="gr2" style:family="graphic" style:parent-style-name="standard">
      <style:graphic-properties svg:stroke-width="0.01cm" svg:stroke-color="#000000" draw:marker-start-width="0.22cm" draw:marker-end-width="0.22cm" draw:fill="none" draw:textarea-vertical-align="middle" draw:auto-grow-height="false" fo:min-height="1.136cm" fo:min-width="0cm" fo:padding-top="0.13cm" fo:padding-bottom="0.13cm" fo:padding-left="0.255cm" fo:padding-right="0.25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497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391cm"/>
      <style:paragraph-properties style:writing-mode="lr-tb"/>
    </style:style>
    <style:style style:name="gr5" style:family="graphic" style:parent-style-name="objectwithoutfill">
      <style:graphic-properties draw:stroke="dash" draw:stroke-dash="Double_20_Dash" svg:stroke-width="0.01cm" svg:stroke-color="#000000" draw:marker-start-width="0.22cm" draw:marker-end="" draw:marker-end-width="0.32cm" draw:fill="solid" draw:textarea-vertical-align="middle" fo:padding-top="0.13cm" fo:padding-bottom="0.13cm" fo:padding-left="0.255cm" fo:padding-right="0.25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3cm" fo:min-width="1.4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28cm"/>
      <style:paragraph-properties style:writing-mode="lr-tb"/>
    </style:style>
    <style:style style:name="gr8" style:family="graphic" style:parent-style-name="standard">
      <style:graphic-properties svg:stroke-width="0.01cm" svg:stroke-color="#000000" draw:marker-start-width="0.22cm" draw:marker-end-width="0.22cm" draw:fill="solid" draw:fill-color="#eeeeee" draw:textarea-horizontal-align="justify" draw:textarea-vertical-align="middle" draw:auto-grow-height="false" fo:min-height="0cm" fo:min-width="0cm" fo:padding-top="0.13cm" fo:padding-bottom="0.13cm" fo:padding-left="0.255cm" fo:padding-right="0.255cm"/>
    </style:style>
    <style:style style:name="gr9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0.959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489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03cm" fo:min-width="3.964cm"/>
      <style:paragraph-properties style:writing-mode="lr-tb"/>
    </style:style>
    <style:style style:name="gr13" style:family="graphic" style:parent-style-name="standard" style:list-style-name="L1">
      <style:graphic-properties draw:stroke="none" draw:fill="none" fo:min-height="0.258cm"/>
      <style:paragraph-properties style:writing-mode="lr-tb"/>
    </style:style>
    <style:style style:name="gr14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solid" draw:fill-color="#eeeeee"/>
      <style:paragraph-properties fo:text-align="center"/>
    </style:style>
    <style:style style:name="P6" style:family="paragraph">
      <loext:graphic-properties draw:fill="solid" draw:fill-color="#000000"/>
      <style:paragraph-properties fo:text-align="center"/>
    </style:style>
    <style:style style:name="P7" style:family="paragraph">
      <loext:graphic-properties draw:fill="none" draw:fill-color="#ffffff"/>
      <style:paragraph-properties fo:text-align="center" style:writing-mode="lr-tb"/>
    </style:style>
    <style:style style:name="P8" style:family="paragraph">
      <style:paragraph-properties fo:margin-left="0cm" fo:margin-right="0cm" fo:margin-top="0.42cm" fo:margin-bottom="0.35cm" fo:line-height="100%" fo:text-indent="0cm"/>
      <style:text-properties style:font-name="Arial" fo:font-size="10pt" style:font-size-asian="10pt" style:font-size-complex="10pt"/>
    </style:style>
    <style:style style:name="P9" style:family="paragraph">
      <loext:graphic-properties draw:fill="none"/>
      <style:paragraph-properties fo:margin-left="0cm" fo:margin-right="0cm" fo:margin-top="0.42cm" fo:margin-bottom="0.35cm" fo:line-height="100%" fo:text-indent="0cm"/>
      <style:text-properties style:font-name="Arial" fo:font-size="10pt" style:font-size-asian="10pt" style:font-size-complex="10pt"/>
    </style:style>
    <style:style style:name="P10" style:family="paragraph">
      <loext:graphic-properties draw:fill-color="#ffffff"/>
      <style:paragraph-properties style:writing-mode="lr-tb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7pt" style:font-size-asian="7pt" style:font-size-complex="7pt"/>
    </style:style>
    <style:style style:name="T3" style:family="text">
      <style:text-properties style:text-position="-8% 58%" fo:font-size="8pt" style:font-size-asian="8pt" style:font-size-complex="8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Arial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text-position="0% 100%" style:font-name="Arial" fo:font-size="10pt" style:font-size-asian="10pt" style:font-size-complex="10pt"/>
    </style:style>
    <style:style style:name="T8" style:family="text">
      <style:text-properties style:text-position="-8% 58%" style:font-name="Arial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0.244cm" svg:height="0.186cm" svg:x="6.096cm" svg:y="4.82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44cm" svg:height="0.186cm" svg:x="6.096cm" svg:y="5.01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44cm" svg:height="0.186cm" svg:x="6.096cm" svg:y="5.19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44cm" svg:height="0.186cm" svg:x="6.096cm" svg:y="5.38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44cm" svg:height="0.186cm" svg:x="6.096cm" svg:y="5.5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44cm" svg:height="0.186cm" svg:x="6.096cm" svg:y="5.75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44cm" svg:height="0.186cm" svg:x="6.096cm" svg:y="5.93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44cm" svg:height="0.186cm" svg:x="6.096cm" svg:y="6.12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3cm" svg:height="1.462cm" svg:x="5.842cm" svg:y="4.826cm">
          <text:p/>
          <draw:enhanced-geometry svg:viewBox="0 0 21600 21600" draw:glue-points="21600 0 0 10800 21600 21600" draw:text-areas="13800 ?f9 21600 ?f10" draw:type="left-brace" draw:modifiers="1800 10748.3253588517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" draw:text-style-name="P2" draw:layer="layout" svg:width="0.997cm" svg:height="0.569cm" svg:x="5.012cm" svg:y="5.273cm">
          <draw:text-box>
            <text:p><text:span text:style-name="T1">T+1</text:span></text:p>
          </draw:text-box>
        </draw:frame>
        <draw:custom-shape draw:style-name="gr1" draw:text-style-name="P1" draw:layer="layout" svg:width="0.244cm" svg:height="0.186cm" svg:x="8.096cm" svg:y="6.52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44cm" svg:height="0.186cm" svg:x="8.096cm" svg:y="6.71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44cm" svg:height="0.186cm" svg:x="8.096cm" svg:y="6.89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44cm" svg:height="0.186cm" svg:x="8.096cm" svg:y="7.08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44cm" svg:height="0.186cm" svg:x="8.096cm" svg:y="7.2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44cm" svg:height="0.186cm" svg:x="8.096cm" svg:y="7.45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44cm" svg:height="0.186cm" svg:x="8.096cm" svg:y="7.63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44cm" svg:height="0.186cm" svg:x="8.096cm" svg:y="7.82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44cm" svg:height="0.186cm" svg:x="8.096cm" svg:y="5.0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44cm" svg:height="0.186cm" svg:x="8.096cm" svg:y="5.2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44cm" svg:height="0.186cm" svg:x="8.096cm" svg:y="5.41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44cm" svg:height="0.186cm" svg:x="8.096cm" svg:y="5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44cm" svg:height="0.186cm" svg:x="8.096cm" svg:y="5.78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44cm" svg:height="0.186cm" svg:x="8.096cm" svg:y="5.97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44cm" svg:height="0.186cm" svg:x="8.096cm" svg:y="6.15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44cm" svg:height="0.186cm" svg:x="8.096cm" svg:y="6.34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44cm" svg:height="0.186cm" svg:x="8.096cm" svg:y="3.5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44cm" svg:height="0.186cm" svg:x="8.096cm" svg:y="3.74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44cm" svg:height="0.186cm" svg:x="8.096cm" svg:y="3.93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44cm" svg:height="0.186cm" svg:x="8.096cm" svg:y="4.11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44cm" svg:height="0.186cm" svg:x="8.096cm" svg:y="4.3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44cm" svg:height="0.186cm" svg:x="8.096cm" svg:y="4.4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44cm" svg:height="0.186cm" svg:x="8.096cm" svg:y="4.6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44cm" svg:height="0.186cm" svg:x="8.096cm" svg:y="4.8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44cm" svg:height="0.186cm" svg:x="8.096cm" svg:y="2.08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44cm" svg:height="0.186cm" svg:x="8.096cm" svg:y="2.26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44cm" svg:height="0.186cm" svg:x="8.096cm" svg:y="2.45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44cm" svg:height="0.186cm" svg:x="8.096cm" svg:y="2.63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44cm" svg:height="0.186cm" svg:x="8.096cm" svg:y="2.82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44cm" svg:height="0.186cm" svg:x="8.096cm" svg:y="3.00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44cm" svg:height="0.186cm" svg:x="8.096cm" svg:y="3.19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44cm" svg:height="0.186cm" svg:x="8.096cm" svg:y="3.379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1.891cm" svg:height="0.887cm" svg:x="5.113cm" svg:y="6.374cm">
          <draw:text-box>
            <text:p text:style-name="P3"><text:span text:style-name="T1">Trace</text:span></text:p>
            <text:p text:style-name="P3"><text:span text:style-name="T1">Polynomial</text:span></text:p>
          </draw:text-box>
        </draw:frame>
        <draw:line draw:style-name="gr5" draw:text-style-name="P4" draw:layer="layout" svg:x1="6.34cm" svg:y1="4.826cm" svg:x2="8.096cm" svg:y2="2.083cm">
          <text:p/>
        </draw:line>
        <draw:line draw:style-name="gr5" draw:text-style-name="P4" draw:layer="layout" svg:x1="6.34cm" svg:y1="6.299cm" svg:x2="8.096cm" svg:y2="8.008cm">
          <text:p/>
        </draw:line>
        <draw:frame draw:style-name="gr4" draw:text-style-name="P2" draw:layer="layout" svg:width="1.891cm" svg:height="0.887cm" svg:x="7.414cm" svg:y="7.875cm">
          <draw:text-box>
            <text:p text:style-name="P3"><text:span text:style-name="T1">Expanded</text:span></text:p>
            <text:p text:style-name="P3"><text:span text:style-name="T1">Polynomial</text:span></text:p>
          </draw:text-box>
        </draw:frame>
        <draw:frame draw:style-name="gr6" draw:text-style-name="P2" draw:layer="layout" svg:width="1.92cm" svg:height="1.523cm" svg:x="6.214cm" svg:y="4.875cm">
          <draw:text-box>
            <text:p text:style-name="P3"><text:span text:style-name="T1">Interpolate </text:span></text:p>
            <text:p text:style-name="P3"><text:span text:style-name="T1">to coefs </text:span></text:p>
            <text:p text:style-name="P3"><text:span text:style-name="T1">and eval to</text:span></text:p>
            <text:p text:style-name="P3"><text:span text:style-name="T1">expand</text:span></text:p>
          </draw:text-box>
        </draw:frame>
        <draw:frame draw:style-name="gr7" draw:text-style-name="P2" draw:layer="layout" svg:width="1.78cm" svg:height="0.569cm" svg:x="8.186cm" svg:y="5.276cm">
          <draw:text-box>
            <text:p text:style-name="P3"><text:span text:style-name="T2">Merklelize</text:span></text:p>
          </draw:text-box>
        </draw:frame>
        <draw:custom-shape draw:style-name="gr8" draw:text-style-name="P5" draw:layer="layout" svg:width="0.244cm" svg:height="0.186cm" svg:x="9.696cm" svg:y="5.396cm">
          <text:p/>
          <draw:enhanced-geometry svg:viewBox="0 0 21600 21600" draw:type="rectangle" draw:enhanced-path="M 0 0 L 21600 0 21600 21600 0 21600 0 0 Z N"/>
        </draw:custom-shape>
        <draw:line draw:style-name="gr5" draw:text-style-name="P4" draw:layer="layout" svg:x1="9.696cm" svg:y1="5.396cm" svg:x2="8.352cm" svg:y2="2.084cm">
          <text:p/>
        </draw:line>
        <draw:line draw:style-name="gr5" draw:text-style-name="P4" draw:layer="layout" svg:x1="9.696cm" svg:y1="5.582cm" svg:x2="8.34cm" svg:y2="8.008cm">
          <text:p/>
        </draw:line>
        <draw:custom-shape draw:style-name="gr9" draw:text-style-name="P6" draw:layer="layout" svg:width="0.097cm" svg:height="0.101cm" svg:x="8.17cm" svg:y="2.4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097cm" svg:height="0.101cm" svg:x="8.17cm" svg:y="3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097cm" svg:height="0.101cm" svg:x="8.17cm" svg:y="6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097cm" svg:height="0.101cm" svg:x="11.476cm" svg:y="7.5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" draw:layer="layout" svg:width="1.569cm" svg:height="0.887cm" svg:x="11.495cm" svg:y="7.112cm">
          <draw:text-box>
            <text:p text:style-name="P3"><text:span text:style-name="T1">Random</text:span></text:p>
            <text:p text:style-name="P3"><text:span text:style-name="T1">queries</text:span></text:p>
          </draw:text-box>
        </draw:frame>
        <draw:frame draw:style-name="gr11" draw:text-style-name="P2" draw:layer="layout" svg:width="1.082cm" svg:height="0.569cm" svg:x="9.475cm" svg:y="4.952cm">
          <draw:text-box>
            <text:p text:style-name="P3"><text:span text:style-name="T1">root</text:span><text:span text:style-name="T3">0</text:span></text:p>
          </draw:text-box>
        </draw:frame>
        <draw:custom-shape draw:style-name="gr1" draw:text-style-name="P1" draw:layer="layout" svg:width="0.244cm" svg:height="0.186cm" svg:x="10.496cm" svg:y="5.3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44cm" svg:height="0.186cm" svg:x="10.496cm" svg:y="5.5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44cm" svg:height="0.186cm" svg:x="10.496cm" svg:y="5.73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44cm" svg:height="0.186cm" svg:x="10.496cm" svg:y="5.9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44cm" svg:height="0.186cm" svg:x="10.496cm" svg:y="6.10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44cm" svg:height="0.186cm" svg:x="10.496cm" svg:y="6.2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44cm" svg:height="0.186cm" svg:x="10.496cm" svg:y="3.88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44cm" svg:height="0.186cm" svg:x="10.496cm" svg:y="4.06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44cm" svg:height="0.186cm" svg:x="10.496cm" svg:y="4.25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44cm" svg:height="0.186cm" svg:x="10.496cm" svg:y="4.43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44cm" svg:height="0.186cm" svg:x="10.496cm" svg:y="4.6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44cm" svg:height="0.186cm" svg:x="10.496cm" svg:y="4.8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44cm" svg:height="0.186cm" svg:x="10.496cm" svg:y="4.99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44cm" svg:height="0.186cm" svg:x="10.496cm" svg:y="5.1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0.097cm" svg:height="0.101cm" svg:x="10.57cm" svg:y="4.2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097cm" svg:height="0.101cm" svg:x="10.57cm" svg:y="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244cm" svg:height="0.186cm" svg:x="11.397cm" svg:y="5.399cm">
          <text:p/>
          <draw:enhanced-geometry svg:viewBox="0 0 21600 21600" draw:type="rectangle" draw:enhanced-path="M 0 0 L 21600 0 21600 21600 0 21600 0 0 Z N"/>
        </draw:custom-shape>
        <draw:frame draw:style-name="gr11" draw:text-style-name="P2" draw:layer="layout" svg:width="1.082cm" svg:height="0.569cm" svg:x="11.176cm" svg:y="4.955cm">
          <draw:text-box>
            <text:p text:style-name="P3"><text:span text:style-name="T1">root</text:span><text:span text:style-name="T3">1</text:span></text:p>
          </draw:text-box>
        </draw:frame>
        <draw:custom-shape draw:style-name="gr9" draw:text-style-name="P6" draw:layer="layout" svg:width="0.097cm" svg:height="0.101cm" svg:x="10.57cm" svg:y="6.5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11.397cm" svg:y1="5.399cm" svg:x2="10.752cm" svg:y2="3.884cm">
          <text:p/>
        </draw:line>
        <draw:line draw:style-name="gr5" draw:text-style-name="P4" draw:layer="layout" svg:x1="11.397cm" svg:y1="5.585cm" svg:x2="10.769cm" svg:y2="6.869cm">
          <text:p/>
        </draw:line>
        <draw:custom-shape draw:style-name="gr1" draw:text-style-name="P1" draw:layer="layout" svg:width="0.244cm" svg:height="0.186cm" svg:x="12.297cm" svg:y="4.7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44cm" svg:height="0.186cm" svg:x="12.297cm" svg:y="4.9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44cm" svg:height="0.186cm" svg:x="12.297cm" svg:y="5.13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44cm" svg:height="0.186cm" svg:x="12.297cm" svg:y="5.3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44cm" svg:height="0.186cm" svg:x="12.297cm" svg:y="5.50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44cm" svg:height="0.186cm" svg:x="12.297cm" svg:y="5.6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44cm" svg:height="0.186cm" svg:x="12.297cm" svg:y="5.87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44cm" svg:height="0.186cm" svg:x="12.297cm" svg:y="6.06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0.097cm" svg:height="0.101cm" svg:x="12.371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244cm" svg:height="0.186cm" svg:x="13.198cm" svg:y="5.29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0.097cm" svg:height="0.101cm" svg:x="12.371cm" svg:y="5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13.198cm" svg:y1="5.485cm" svg:x2="12.57cm" svg:y2="6.269cm">
          <text:p/>
        </draw:line>
        <draw:frame draw:style-name="gr11" draw:text-style-name="P2" draw:layer="layout" svg:width="1.082cm" svg:height="0.569cm" svg:x="12.977cm" svg:y="4.848cm">
          <draw:text-box>
            <text:p text:style-name="P3"><text:span text:style-name="T1">root</text:span><text:span text:style-name="T3">2</text:span></text:p>
          </draw:text-box>
        </draw:frame>
        <draw:custom-shape draw:style-name="gr9" draw:text-style-name="P6" draw:layer="layout" svg:width="0.097cm" svg:height="0.101cm" svg:x="12.371cm" svg:y="5.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13.198cm" svg:y1="5.299cm" svg:x2="12.553cm" svg:y2="4.785cm">
          <text:p/>
        </draw:line>
        <draw:frame draw:style-name="gr12" draw:text-style-name="P7" draw:layer="layout" svg:width="4.464cm" svg:height="0.569cm" svg:x="9.906cm" svg:y="3.048cm">
          <draw:text-box>
            <text:p text:style-name="P3"><text:span text:style-name="T1">Steps: random polynomial folds</text:span></text:p>
          </draw:text-box>
        </draw:frame>
        <draw:custom-shape draw:style-name="gr1" draw:text-style-name="P1" draw:layer="layout" svg:width="0.244cm" svg:height="0.186cm" svg:x="10.497cm" svg:y="6.47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44cm" svg:height="0.186cm" svg:x="10.497cm" svg:y="6.661cm">
          <text:p/>
          <draw:enhanced-geometry svg:viewBox="0 0 21600 21600" draw:type="rectangle" draw:enhanced-path="M 0 0 L 21600 0 21600 21600 0 21600 0 0 Z N"/>
        </draw:custom-shape>
        <draw:frame draw:style-name="gr13" draw:text-style-name="P9" draw:layer="layout" svg:width="4.007cm" svg:height="0.645cm" svg:x="10.979cm" svg:y="3.556cm">
          <draw:text-box>
            <text:p text:style-name="P8"><text:span text:style-name="T4">α</text:span><text:span text:style-name="T5">1 <text:s text:c="2"/></text:span><text:span text:style-name="T5"><text:s text:c="5"/></text:span><text:span text:style-name="T5"><text:s text:c="2"/></text:span><text:span text:style-name="T6"><text:s text:c="2"/></text:span><text:span text:style-name="T6"><text:s text:c="3"/></text:span><text:span text:style-name="T6"><text:s text:c="2"/></text:span><text:span text:style-name="T7">α</text:span><text:span text:style-name="T8">2</text:span><text:span text:style-name="T7"> <text:s/></text:span><text:span text:style-name="T7"><text:s text:c="3"/></text:span><text:span text:style-name="T7"><text:s text:c="3"/></text:span><text:span text:style-name="T7">..</text:span><text:span text:style-name="T7">..</text:span><text:span text:style-name="T7">.</text:span></text:p>
          </draw:text-box>
        </draw:frame>
        <presentation:notes draw:style-name="dp2">
          <draw:page-thumbnail draw:style-name="gr14" draw:layer="layout" svg:width="19.798cm" svg:height="11.136cm" svg:x="0.6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Iosevka Term Heavy" svg:font-family="'Iosevka Term Heavy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ouble_20_Dash" draw:display-name="Double Dash" draw:style="rect" draw:dots1="1" draw:dots1-length="1100%" draw:dots2="1" draw:dots2-length="11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7-26T20:24:35.204467282</meta:creation-date>
    <dc:date>2022-11-15T17:16:04.116164368</dc:date>
    <meta:editing-duration>PT54M50S</meta:editing-duration>
    <meta:editing-cycles>19</meta:editing-cycles>
    <meta:generator>LibreOffice/7.3.6.2$Linux_X86_64 LibreOffice_project/30$Build-2</meta:generator>
    <meta:document-statistic meta:object-count="120"/>
  </office:meta>
</office:document-meta>
</file>